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708" officeooo:paragraph-rsid="000de708"/>
    </style:style>
    <style:style style:name="P2" style:family="paragraph" style:parent-style-name="Standard">
      <style:paragraph-properties fo:text-align="center" style:justify-single-word="false"/>
      <style:text-properties officeooo:rsid="000de708" officeooo:paragraph-rsid="000de708"/>
    </style:style>
    <style:style style:name="P3" style:family="paragraph" style:parent-style-name="Standard">
      <style:paragraph-properties fo:text-align="start" style:justify-single-word="false"/>
      <style:text-properties officeooo:rsid="000de708" officeooo:paragraph-rsid="000de708"/>
    </style:style>
    <style:style style:name="P4" style:family="paragraph" style:parent-style-name="Standard">
      <style:paragraph-properties fo:text-align="start" style:justify-single-word="false"/>
      <style:text-properties officeooo:rsid="001088dd" officeooo:paragraph-rsid="001088dd"/>
    </style:style>
    <style:style style:name="T1" style:family="text">
      <style:text-properties officeooo:rsid="000ef8fc"/>
    </style:style>
    <style:style style:name="T2" style:family="text">
      <style:text-properties officeooo:rsid="0012b363"/>
    </style:style>
    <style:style style:name="T3" style:family="text">
      <style:text-properties officeooo:rsid="001469c5"/>
    </style:style>
    <style:style style:name="T4" style:family="text">
      <style:text-properties officeooo:rsid="0015fc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el-Lardin Thomas</text:p>
      <text:p text:style-name="P1">Lang Ludovic</text:p>
      <text:p text:style-name="P1">Moissonnier Shane</text:p>
      <text:p text:style-name="P1">Martinez Anthony</text:p>
      <text:p text:style-name="P1"/>
      <text:p text:style-name="P1"/>
      <text:p text:style-name="P2">Compte-rendu séance 5 :</text:p>
      <text:p text:style-name="P2"/>
      <text:p text:style-name="P3"/>
      <text:p text:style-name="P3"><text:tab/><text:span text:style-name="T1">Voici un programme que nous avons écrit dont l’erreur est détectée par AFL :</text:span>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/>
      <text:p text:style-name="P3">int main (int argc, char *argv[]) { </text:p>
      <text:p text:style-name="P3"><text:s text:c="4"/>FILE *f;</text:p>
      <text:p text:style-name="P3"><text:s text:c="4"/>char ligne[100];</text:p>
      <text:p text:style-name="P3"><text:s text:c="4"/>f=fopen(argv[1],"r");</text:p>
      <text:p text:style-name="P3"><text:s text:c="4"/>fscanf(f,"%s",ligne);</text:p>
      <text:p text:style-name="P3"><text:s text:c="4"/>char mot[5];</text:p>
      <text:p text:style-name="P3"><text:s text:c="4"/>strcpy(mot,ligne);</text:p>
      <text:p text:style-name="P3">}</text:p>
      <text:p text:style-name="P3"/>
      <text:p text:style-name="P4"><text:tab/>Si le mot contenu dans le fichier ouvert par le programme est trop grand alors une erreur est provoquée, par exemple AFL nous renvoi :</text:p>
      <text:p text:style-name="P4">�������������������������������#####�����##����������������������������������##����������������������##���������~���</text:p>
      <text:p text:style-name="P3"/>
      <text:p text:style-name="P3"/>
      <text:p text:style-name="P3"><text:tab/><text:span text:style-name="T1">Ensuite nous avons exécuté AFL sur le programme vulnerable.c, voici l’une des entrées qui provoque une erreur sur le programme :</text:span></text:p>
      <text:p text:style-name="P3"><text:tab/>head 2222222222220</text:p>
      <text:p text:style-name="P3"/>
      <text:p text:style-name="P3"><text:tab/><text:span text:style-name="T2">Qui est lié à un problème avec un des free() exécuté dans le code.</text:span></text:p>
      <text:p text:style-name="P3"/>
      <text:p text:style-name="P3"/>
      <text:p text:style-name="P3"><text:tab/><text:span text:style-name="T3">Pour utiliser ce nouvel outils sur notre projet, nous avons changé le Makefile pour qu’il puisse compiler avec le compilateur afl-gcc lorsqu’on lui donne le paramètre AFL=1.</text:span></text:p>
      <text:p text:style-name="P3"/>
      <text:p text:style-name="P3"><text:tab/><text:span text:style-name="T4">Nous avons trouvé 2 erreurs lors de l’exécution de AFL sur notre projet. Pour remédier à ces erreurs nous avons ajouté des séparateurs au macro SEP, et nous avons corrigé la fonction next_word pour que le programme s’arrête si le caractère n’est pas en minuscul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2:22:30.529225677</meta:creation-date>
    <dc:date>2020-02-19T16:48:58.779026374</dc:date>
    <meta:editing-duration>PT59M36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1" meta:paragraph-count="24" meta:word-count="184" meta:character-count="1281" meta:non-whitespace-character-count="1088"/>
  </office:meta>
</office:document-meta>
</file>